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05cm" table:align="left" fo:keep-with-next="always"/>
    </style:style>
    <style:style style:name="Tabel1.A" style:family="table-column">
      <style:table-column-properties style:column-width="2.515cm"/>
    </style:style>
    <style:style style:name="Tabel1.B" style:family="table-column">
      <style:table-column-properties style:column-width="1.482cm"/>
    </style:style>
    <style:style style:name="Tabel1.C" style:family="table-column">
      <style:table-column-properties style:column-width="12.906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05cm" table:align="left" style:shadow="none" fo:keep-with-next="auto"/>
    </style:style>
    <style:style style:name="Tabel2.A" style:family="table-column">
      <style:table-column-properties style:column-width="2.515cm"/>
    </style:style>
    <style:style style:name="Tabel2.B" style:family="table-column">
      <style:table-column-properties style:column-width="1.482cm"/>
    </style:style>
    <style:style style:name="Tabel2.C" style:family="table-column">
      <style:table-column-properties style:column-width="12.906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6.999cm" table:align="margins"/>
    </style:style>
    <style:style style:name="Tabel3.A" style:family="table-column">
      <style:table-column-properties style:column-width="4.764cm" style:rel-column-width="2701*"/>
    </style:style>
    <style:style style:name="Tabel3.B" style:family="table-column">
      <style:table-column-properties style:column-width="12.233cm" style:rel-column-width="693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B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How to use the SkoleSYS distribution tools</text:h>
      <text:p text:style-name="P3">author Jakob Simon-Gaarde</text:p>
      <text:h text:style-name="Heading_20_2" text:outline-level="2"/>
      <text:h text:style-name="P5" text:outline-level="2">skolesys-deb</text:h>
      <text:p text:style-name="kode"><text:span text:style-name="Citation"><text:span text:style-name="T2">skolesys-deb[-r svn_repos][-l iso_dir][-t tgz_dir][--dont-fetch] module_name</text:span></text:span></text:p>
      <text:p text:style-name="Standard">This tool is used to create deb-files for distribution. It can fetch distribution content using svn, iso or tgz. Each deb-file is controlled by a debinfo file, the naming convention for such a file is &lt;module_name&gt;_debinfo.py - e.g. the module named "python-skolesys-client_feisty" should be named: "python-skolesys-client_feisty_debinfo.py". Module name should not be confused with package name, the package name is specified inside the debinfo file.</text:p>
      <text:p text:style-name="Standard">Describing the naming convention has already revealed that the python interpreter is used for parsing debinfo files, and that is also why I say module name instead of package name. A debinfo file consists of a number of global variables, most of these are optional but there are three mandatory:</text:p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1">Name</text:p>
          </table:table-cell>
          <table:table-cell table:style-name="Tabel1.A1" office:value-type="string">
            <text:p text:style-name="P6">Type</text:p>
          </table:table-cell>
          <table:table-cell table:style-name="Tabel1.C1" office:value-type="string">
            <text:p text:style-name="P6">Description</text:p>
          </table:table-cell>
        </table:table-row>
        <table:table-row>
          <table:table-cell table:style-name="Tabel1.A2" office:value-type="string">
            <text:p text:style-name="Standard">fetch_method</text:p>
          </table:table-cell>
          <table:table-cell table:style-name="Tabel1.A2" office:value-type="string">
            <text:p text:style-name="Table_20_Contents">string</text:p>
          </table:table-cell>
          <table:table-cell table:style-name="Tabel1.C2" office:value-type="string">
            <text:p text:style-name="Table_20_Contents">Specify how to fetch the content for the deb-package.</text:p>
          </table:table-cell>
        </table:table-row>
        <table:table-row>
          <table:table-cell table:style-name="Tabel1.A2" office:value-type="string">
            <text:p text:style-name="Standard">control</text:p>
          </table:table-cell>
          <table:table-cell table:style-name="Tabel1.A2" office:value-type="string">
            <text:p text:style-name="Table_20_Contents">dict</text:p>
          </table:table-cell>
          <table:table-cell table:style-name="Tabel1.C2" office:value-type="string">
            <text:p text:style-name="Table_20_Contents">This dictionary holds the normal dpkg control structure. There is a special feature regarding the <text:span text:style-name="T1">Version</text:span><text:span text:style-name="T2"> value for grouping packages together giving them the same package version. Simply set the value to point to the file containing the version number in the first line. (e.g. 'Version': 'file://ver_no')</text:span></text:p>
          </table:table-cell>
        </table:table-row>
        <table:table-row>
          <table:table-cell table:style-name="Tabel1.A2" office:value-type="string">
            <text:p text:style-name="Standard">copy</text:p>
          </table:table-cell>
          <table:table-cell table:style-name="Tabel1.A2" office:value-type="string">
            <text:p text:style-name="Table_20_Contents">dict</text:p>
          </table:table-cell>
          <table:table-cell table:style-name="Tabel1.C2" office:value-type="string">
            <text:p text:style-name="Table_20_Contents">Specify which files should go where in the filesystem during installation.</text:p>
          </table:table-cell>
        </table:table-row>
      </table:table>
      <text:p text:style-name="Table">Tabel <text:sequence text:ref-name="refTable0" text:name="Table" text:formula="ooow:Table+1" style:num-format="1">1</text:sequence>:Madatory debinfo variables</text:p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1">Name</text:p>
          </table:table-cell>
          <table:table-cell table:style-name="Tabel2.A1" office:value-type="string">
            <text:p text:style-name="P6">Type</text:p>
          </table:table-cell>
          <table:table-cell table:style-name="Tabel2.C1" office:value-type="string">
            <text:p text:style-name="P6">Description</text:p>
          </table:table-cell>
        </table:table-row>
        <table:table-row>
          <table:table-cell table:style-name="Tabel2.A2" office:value-type="string">
            <text:p text:style-name="Standard">svn_module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When using subversion as fetch method you can use this variable to specify a certain path in the repository repository. If this variable is not set skolesys-deb will try to use the <text:span text:style-name="T1">module_name</text:span> for fetching.</text:p>
          </table:table-cell>
        </table:table-row>
        <table:table-row>
          <table:table-cell table:style-name="Tabel2.A2" office:value-type="string">
            <text:p text:style-name="Standard">svn_repos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Specify the subversion repository to fetch the package source from. If this variable is set it will override the SKOLESYS_SVNBASE environment variable but not the command line argument -r.</text:p>
          </table:table-cell>
        </table:table-row>
        <table:table-row>
          <table:table-cell table:style-name="Tabel2.A2" office:value-type="string">
            <text:p text:style-name="Standard">links</text:p>
          </table:table-cell>
          <table:table-cell table:style-name="Tabel2.A2" office:value-type="string">
            <text:p text:style-name="Table_20_Contents">dict</text:p>
          </table:table-cell>
          <table:table-cell table:style-name="Tabel2.C2" office:value-type="string">
            <text:p text:style-name="Table_20_Contents">Each key-value entry in the links dict specifies a symbolic link to be created in the filesystem after installation.</text:p>
          </table:table-cell>
        </table:table-row>
        <table:table-row>
          <table:table-cell table:style-name="Tabel2.A2" office:value-type="string">
            <text:p text:style-name="Standard">perm</text:p>
          </table:table-cell>
          <table:table-cell table:style-name="Tabel2.A2" office:value-type="string">
            <text:p text:style-name="Table_20_Contents">dict</text:p>
          </table:table-cell>
          <table:table-cell table:style-name="Tabel2.C2" office:value-type="string">
            <text:p text:style-name="Table_20_Contents">The perm variable can be used to setup filepermissions in for the files being installed.</text:p>
          </table:table-cell>
        </table:table-row>
        <table:table-row>
          <table:table-cell table:style-name="Tabel2.A2" office:value-type="string">
            <text:p text:style-name="Standard">preinst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Pre-installation script.</text:p>
          </table:table-cell>
        </table:table-row>
        <table:table-row>
          <table:table-cell table:style-name="Tabel2.A2" office:value-type="string">
            <text:p text:style-name="Standard">postinst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Post-installation script.</text:p>
          </table:table-cell>
        </table:table-row>
        <table:table-row>
          <table:table-cell table:style-name="Tabel2.A1" office:value-type="string">
            <text:p text:style-name="Standard">prerm</text:p>
          </table:table-cell>
          <table:table-cell table:style-name="Tabel2.A1" office:value-type="string">
            <text:p text:style-name="Table_20_Contents">string</text:p>
          </table:table-cell>
          <table:table-cell table:style-name="Tabel2.C1" office:value-type="string">
            <text:p text:style-name="Table_20_Contents">Script to be executed before uninstallation.</text:p>
          </table:table-cell>
        </table:table-row>
        <table:table-row>
          <table:table-cell table:style-name="Tabel2.A2" office:value-type="string">
            <text:p text:style-name="Standard">postrm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Script to be executed after uninstallation.</text:p>
          </table:table-cell>
        </table:table-row>
      </table:table>
      <text:p text:style-name="Table">Tabel <text:sequence text:ref-name="refTable1" text:name="Table" text:formula="ooow:Table+1" style:num-format="1">2</text:sequence>:Optional debinfo variables</text:p>
      <text:p text:style-name="Text_20_body">I recommend looking through the existing debinfo files to get the idea of how to write new debinfo files.</text:p>
      <text:h text:style-name="Heading_20_3" text:outline-level="3">Subversion based modules</text:h>
      <text:p text:style-name="Text_20_body">Most of the skolesys-deb modules rely on fetching their content from a subversion repository. It is possible to setup this repository once and for all by setting the SKOLESYS_SVNBASE environment variable. However, if you need to fetch content for different skolesys-deb modules from different repositories you can specify the repository for each module by setting the <text:span text:style-name="T1">svn_repos</text:span> variable in the debinfo file or you can do it by using the -r command line option. <text:span text:style-name="T1">svn_repos</text:span><text:span text:style-name="T2"> will override SKOLESYS_SVNBASE, -r command line options overrides everything.</text:span></text:p>
      <text:p text:style-name="P2"><text:span text:style-name="T2">The debinfo variable </text:span>svn_module<text:span text:style-name="T2"> specifies the path to fetch from inside the repository. If svn_module is unset skolesys-deb will try to fetch using the </text:span><text:span text:style-name="T1">module_name</text:span><text:span text:style-name="T2"> as path.</text:span></text:p>
      <text:p text:style-name="P2"><text:span text:style-name="T3">Note:</text:span><text:span text:style-name="T2"> If you need to fetch from the base of a repository you will have to set </text:span><text:span text:style-name="T1">svn_repos</text:span><text:span text:style-name="T2"> to the repository's parent dir – so if I need to fetch from the root of the repository located at svn.mydomain.org/srv/svn/skolesys I will need to set </text:span><text:span text:style-name="T1">svn_repos</text:span><text:span text:style-name="T2"> to somthing like svn+ssh://svn.mydomain.org/srv/svn/ and </text:span><text:span text:style-name="T1">svn_module</text:span><text:span text:style-name="T2"> to skolesys.</text:span></text:p>
      <text:h text:style-name="Heading_20_3" text:outline-level="3">ISO and tar.gz based modules</text:h>
      <text:p text:style-name="Text_20_body">There is not much to say about these skolesys-deb module types. All skolesys-deb needs to know is basically where to find the iso or tgz files. Like in subversion based skolesys-deb modules you can set environment variables that will serve as default directories for iso/tgz file hunting. command line options -l iso_dir and -t <text:s/>tgz_dir can also be used to set the directory location and these will of course override the environment variables if set. </text:p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Table_20_Contents">SKOLESYS_ISODIR</text:p>
          </table:table-cell>
          <table:table-cell table:style-name="Tabel3.B1" office:value-type="string">
            <text:p text:style-name="Table_20_Contents">The default directory when searching for ISO files.</text:p>
          </table:table-cell>
        </table:table-row>
        <table:table-row>
          <table:table-cell table:style-name="Tabel3.A2" office:value-type="string">
            <text:p text:style-name="Table_20_Contents">SKOLESYS_TGZDIR</text:p>
          </table:table-cell>
          <table:table-cell table:style-name="Tabel3.B2" office:value-type="string">
            <text:p text:style-name="Table_20_Contents">The default directory when searching for tgz fil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a" fo:country="DK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kode" style:family="paragraph" style:parent-style-name="Text_20_body" style:master-page-name="">
      <style:paragraph-properties fo:background-color="#e6e6e6" fo:padding="0.049cm" fo:border="0.002cm solid #999999" style:shadow="none">
        <style:background-image/>
      </style:paragraph-properties>
      <style:text-properties style:font-name="Courier New" fo:font-size="9pt" style:font-size-asian="10.5pt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17T21:26:38</meta:creation-date>
    <dc:date>2007-06-17T23:33:04</dc:date>
    <meta:print-date>2007-06-17T23:31:08</meta:print-date>
    <dc:language>da-DK</dc:language>
    <meta:editing-cycles>4</meta:editing-cycles>
    <meta:editing-duration>PT24M3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58" meta:word-count="692" meta:character-count="4098"/>
  </office:meta>
</office:document-meta>
</file>